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eration serif" svg:font-family="'Libeeratio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246cm"/>
    </style:style>
    <style:style style:name="Tabla1.B" style:family="table-column">
      <style:table-column-properties style:column-width="9.456cm"/>
    </style:style>
    <style:style style:name="Tabla1.C" style:family="table-column">
      <style:table-column-properties style:column-width="2.036cm"/>
    </style:style>
    <style:style style:name="Tabla1.D" style:family="table-column">
      <style:table-column-properties style:column-width="2.263cm"/>
    </style:style>
    <style:style style:name="Tabla1.A1" style:family="table-cell">
      <style:table-cell-properties style:vertical-align="middle" fo:background-color="#b4c7dc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a1.D1" style:family="table-cell">
      <style:table-cell-properties style:vertical-align="middle" fo:background-color="#b4c7dc" fo:padding="0.097cm" fo:border="0.5pt solid #2a6099">
        <style:background-image/>
      </style:table-cell-properties>
    </style:style>
    <style:style style:name="Tabla1.A2" style:family="table-cell">
      <style:table-cell-properties style:vertical-align="middle" fo:background-color="#b4c7dc" fo:padding="0.097cm" fo:border-left="0.5pt solid #2a6099" fo:border-right="none" fo:border-top="none" fo:border-bottom="0.5pt solid #2a6099">
        <style:background-image/>
      </style:table-cell-properties>
    </style:style>
    <style:style style:name="Tabla1.B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C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D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a1.B3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C3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D3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a1.B4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C4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D4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a1.B5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C5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D5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a1.B6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C6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D6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a1.B7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C7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a1.D7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P1" style:family="paragraph" style:parent-style-name="Horizontal_20_Line">
      <style:paragraph-properties fo:line-height="115%"/>
      <style:text-properties style:font-name="Liberation Serif" fo:font-size="12pt" officeooo:paragraph-rsid="0010452c" style:font-size-asian="12pt" style:font-size-complex="12pt"/>
    </style:style>
    <style:style style:name="P2" style:family="paragraph" style:parent-style-name="Horizontal_20_Line">
      <style:paragraph-properties fo:line-height="115%"/>
      <style:text-properties style:font-name="Liberation Serif" fo:font-size="12pt" fo:font-weight="bold" officeooo:rsid="001c398c" officeooo:paragraph-rsid="000cd4d6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officeooo:rsid="000c45db" officeooo:paragraph-rsid="00142f8e" style:font-size-asian="12pt" style:font-size-complex="12pt"/>
    </style:style>
    <style:style style:name="P4" style:family="paragraph" style:parent-style-name="Standard">
      <style:paragraph-properties fo:margin-left="0cm" fo:margin-right="0cm" fo:margin-top="0.201cm" fo:margin-bottom="0.201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officeooo:rsid="000c45db" officeooo:paragraph-rsid="00142f8e" style:font-size-asian="12pt" style:font-size-complex="12pt"/>
    </style:style>
    <style:style style:name="P5" style:family="paragraph" style:parent-style-name="Standard">
      <style:paragraph-properties fo:margin-left="0cm" fo:margin-right="0cm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line-height="115%" fo:orphans="2" fo:widows="2" fo:text-indent="0cm" style:auto-text-indent="false"/>
      <style:text-properties officeooo:rsid="000c45db" officeooo:paragraph-rsid="000c45db"/>
    </style:style>
    <style:style style:name="P9" style:family="paragraph" style:parent-style-name="Standard">
      <style:paragraph-properties fo:margin-left="0cm" fo:margin-right="0cm" fo:line-height="115%" fo:orphans="2" fo:widows="2" fo:text-indent="0cm" style:auto-text-indent="false"/>
      <style:text-properties style:font-name="Liberation Serif" fo:font-size="12pt" officeooo:rsid="000c45db" officeooo:paragraph-rsid="000c45db" style:font-size-asian="12pt" style:font-size-complex="12pt"/>
    </style:style>
    <style:style style:name="P10" style:family="paragraph" style:parent-style-name="Standard" style:master-page-name="">
      <style:paragraph-properties fo:margin-left="0cm" fo:margin-right="0cm" fo:line-height="115%" fo:orphans="2" fo:widows="2" fo:text-indent="0cm" style:auto-text-indent="false" style:page-number="auto" fo:break-before="auto" fo:break-after="auto"/>
      <style:text-properties style:font-name="Liberation Serif" fo:font-size="12pt" officeooo:rsid="000c45db" officeooo:paragraph-rsid="000c45db" style:font-size-asian="12pt" style:font-size-complex="12pt"/>
    </style:style>
    <style:style style:name="P11" style:family="paragraph" style:parent-style-name="Standard">
      <style:paragraph-properties fo:margin-left="0cm" fo:margin-right="0cm" fo:margin-top="0.201cm" fo:margin-bottom="0.201cm" style:contextual-spacing="false" fo:line-height="115%" fo:orphans="2" fo:widows="2" fo:text-indent="0cm" style:auto-text-indent="false"/>
      <style:text-properties style:font-name="Liberation Serif" fo:font-size="12pt" officeooo:rsid="000c45db" officeooo:paragraph-rsid="000c45db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style:font-name="Liberation Serif" fo:font-size="12pt" officeooo:rsid="000c45db" officeooo:paragraph-rsid="000c45db" style:font-size-asian="12pt" style:font-size-complex="12pt"/>
    </style:style>
    <style:style style:name="P13" style:family="paragraph" style:parent-style-name="Standard">
      <style:paragraph-properties fo:line-height="115%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margin-left="0cm" fo:margin-right="0cm" fo:line-height="115%" fo:orphans="2" fo:widows="2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.254cm" style:contextual-spacing="false" fo:line-height="115%" fo:orphans="2" fo:widows="2" fo:text-indent="0cm" style:auto-text-indent="false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15%" fo:orphans="2" fo:widows="2" fo:text-indent="0cm" style:auto-text-indent="false"/>
    </style:style>
    <style:style style:name="P17" style:family="paragraph" style:parent-style-name="Table_20_Contents">
      <style:paragraph-properties fo:line-height="115%"/>
      <style:text-properties fo:color="#0a0a0a" loext:opacity="100%" style:font-name="Liberation Serif" fo:font-size="12pt" style:font-size-asian="12pt" style:font-size-complex="12pt"/>
    </style:style>
    <style:style style:name="P18" style:family="paragraph" style:parent-style-name="Table_20_Contents">
      <style:paragraph-properties fo:margin-top="0cm" fo:margin-bottom="0cm" style:contextual-spacing="false" fo:line-height="115%"/>
      <style:text-properties fo:color="#0a0a0a" loext:opacity="100%" style:font-name="Liberation Serif" fo:font-size="12pt" style:font-size-asian="12pt" style:font-size-complex="12pt"/>
    </style:style>
    <style:style style:name="P19" style:family="paragraph" style:parent-style-name="Table_20_Contents">
      <style:paragraph-properties fo:line-height="115%"/>
      <style:text-properties style:font-name="Liberation Serif" fo:font-size="12pt" style:font-size-asian="12pt" style:font-size-complex="12pt"/>
    </style:style>
    <style:style style:name="P20" style:family="paragraph" style:parent-style-name="Table_20_Contents">
      <style:paragraph-properties fo:line-height="115%" fo:text-align="start" style:justify-single-word="false"/>
    </style:style>
    <style:style style:name="P21" style:family="paragraph" style:parent-style-name="Table_20_Contents">
      <style:paragraph-properties fo:line-height="115%"/>
    </style:style>
    <style:style style:name="P22" style:family="paragraph" style:parent-style-name="Table_20_Heading">
      <style:paragraph-properties fo:line-height="115%" fo:text-align="center" style:justify-single-word="false"/>
      <style:text-properties style:font-name="Liberation Serif" fo:font-size="12pt" fo:font-weight="bold" style:font-size-asian="12pt" style:font-size-complex="12pt"/>
    </style:style>
    <style:style style:name="P23" style:family="paragraph" style:parent-style-name="Text_20_body" style:list-style-name="L2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24" style:family="paragraph" style:parent-style-name="Text_20_body" style:list-style-name="L17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.153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officeooo:paragraph-rsid="00142f8e" style:font-size-asian="12pt" style:font-size-complex="12pt"/>
    </style:style>
    <style:style style:name="P26" style:family="paragraph" style:parent-style-name="Text_20_body" style:list-style-name="L17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bold" officeooo:rsid="000ec8a4" officeooo:paragraph-rsid="0010452c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cm" fo:margin-top="0.402cm" fo:margin-bottom="0.402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5pt" fo:letter-spacing="normal" fo:font-style="normal" fo:font-weight="bold" officeooo:rsid="0010452c" officeooo:paragraph-rsid="0010452c" style:font-size-asian="15pt" style:font-weight-asian="bold" style:font-size-complex="15pt" style:font-weight-complex="bold"/>
    </style:style>
    <style:style style:name="P28" style:family="paragraph" style:parent-style-name="Text_20_body" style:list-style-name="L13">
      <style:paragraph-properties fo:line-height="115%" fo:orphans="2" fo:widows="2"/>
      <style:text-properties officeooo:rsid="000c45db" officeooo:paragraph-rsid="000c45db"/>
    </style:style>
    <style:style style:name="P29" style:family="paragraph" style:parent-style-name="Text_20_body">
      <style:paragraph-properties fo:margin-top="0cm" fo:margin-bottom="0.254cm" style:contextual-spacing="false" fo:line-height="115%" fo:orphans="2" fo:widows="2" fo:padding="0cm" fo:border="none"/>
      <style:text-properties officeooo:rsid="000cd4d6" officeooo:paragraph-rsid="000cd4d6"/>
    </style:style>
    <style:style style:name="P30" style:family="paragraph" style:parent-style-name="Text_20_body" style:list-style-name="L6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2pt" officeooo:rsid="000c45db" officeooo:paragraph-rsid="000c45db" style:font-size-asian="12pt" style:font-size-complex="12pt"/>
    </style:style>
    <style:style style:name="P31" style:family="paragraph" style:parent-style-name="Text_20_body" style:list-style-name="L6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2pt" style:font-size-asian="12pt" style:font-size-complex="12pt"/>
    </style:style>
    <style:style style:name="P32" style:family="paragraph" style:parent-style-name="Text_20_body" style:list-style-name="L16">
      <style:paragraph-properties fo:margin-top="0cm" fo:margin-bottom="0.254cm" style:contextual-spacing="false" fo:line-height="115%" fo:orphans="2" fo:widows="2" fo:padding="0cm" fo:border="none"/>
      <style:text-properties style:font-name="Liberation Serif" fo:font-size="12pt" officeooo:paragraph-rsid="000ec8a4" style:font-size-asian="12pt" style:font-size-complex="12pt"/>
    </style:style>
    <style:style style:name="P33" style:family="paragraph" style:parent-style-name="Text_20_body" style:list-style-name="L2">
      <style:paragraph-properties fo:margin-top="0cm" fo:margin-bottom="0.254cm" style:contextual-spacing="false" fo:line-height="115%" fo:orphans="2" fo:widows="2" fo:padding="0cm" fo:border="none"/>
    </style:style>
    <style:style style:name="P34" style:family="paragraph" style:parent-style-name="Text_20_body" style:list-style-name="L6">
      <style:paragraph-properties fo:margin-top="0cm" fo:margin-bottom="0.254cm" style:contextual-spacing="false" fo:line-height="115%" fo:orphans="2" fo:widows="2" fo:padding="0cm" fo:border="none"/>
    </style:style>
    <style:style style:name="P35" style:family="paragraph" style:parent-style-name="Text_20_body" style:list-style-name="L6">
      <style:paragraph-properties fo:margin-top="0cm" fo:margin-bottom="0.254cm" style:contextual-spacing="false" fo:line-height="115%" fo:orphans="2" fo:widows="2" fo:padding="0cm" fo:border="none"/>
      <style:text-properties officeooo:paragraph-rsid="000cd4d6"/>
    </style:style>
    <style:style style:name="P36" style:family="paragraph" style:parent-style-name="Text_20_body" style:list-style-name="L12">
      <style:paragraph-properties fo:margin-top="0cm" fo:margin-bottom="0.254cm" style:contextual-spacing="false" fo:line-height="115%" fo:orphans="2" fo:widows="2" fo:padding="0cm" fo:border="none"/>
    </style:style>
    <style:style style:name="P37" style:family="paragraph" style:parent-style-name="Text_20_body" style:list-style-name="L12">
      <style:paragraph-properties fo:margin-top="0cm" fo:margin-bottom="0.254cm" style:contextual-spacing="false" fo:line-height="115%" fo:orphans="2" fo:widows="2" fo:padding="0cm" fo:border="none"/>
      <style:text-properties officeooo:paragraph-rsid="0012422a"/>
    </style:style>
    <style:style style:name="P38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</style:style>
    <style:style style:name="P39" style:family="paragraph" style:parent-style-name="Text_20_body" style:list-style-name="L8">
      <style:paragraph-properties fo:margin-top="0cm" fo:margin-bottom="0.254cm" style:contextual-spacing="false" fo:line-height="115%" fo:orphans="2" fo:widows="2" fo:padding="0cm" fo:border="none"/>
    </style:style>
    <style:style style:name="P40" style:family="paragraph" style:parent-style-name="Text_20_body" style:list-style-name="L7">
      <style:paragraph-properties fo:margin-top="0cm" fo:margin-bottom="0.254cm" style:contextual-spacing="false" fo:line-height="115%" fo:orphans="2" fo:widows="2" fo:padding="0cm" fo:border="none"/>
    </style:style>
    <style:style style:name="P41" style:family="paragraph" style:parent-style-name="Text_20_body" style:list-style-name="L13">
      <style:paragraph-properties fo:margin-top="0cm" fo:margin-bottom="0.254cm" style:contextual-spacing="false" fo:line-height="115%" fo:orphans="2" fo:widows="2" fo:padding="0cm" fo:border="none"/>
    </style:style>
    <style:style style:name="P42" style:family="paragraph" style:parent-style-name="Text_20_body" style:list-style-name="L16">
      <style:paragraph-properties fo:margin-top="0cm" fo:margin-bottom="0.254cm" style:contextual-spacing="false" fo:line-height="115%" fo:orphans="2" fo:widows="2" fo:padding="0cm" fo:border="none"/>
    </style:style>
    <style:style style:name="P43" style:family="paragraph" style:parent-style-name="Text_20_body">
      <style:paragraph-properties fo:margin-top="0cm" fo:margin-bottom="0.254cm" style:contextual-spacing="false" fo:line-height="115%" fo:orphans="2" fo:widows="2" fo:padding="0cm" fo:border="none"/>
      <style:text-properties officeooo:paragraph-rsid="000ec8a4"/>
    </style:style>
    <style:style style:name="P44" style:family="paragraph" style:parent-style-name="Text_20_body" style:list-style-name="L17">
      <style:paragraph-properties fo:margin-top="0cm" fo:margin-bottom="0.254cm" style:contextual-spacing="false" fo:line-height="115%" fo:orphans="2" fo:widows="2" fo:padding="0cm" fo:border="none"/>
    </style:style>
    <style:style style:name="P45" style:family="paragraph" style:parent-style-name="Text_20_body" style:list-style-name="L19">
      <style:paragraph-properties fo:margin-top="0cm" fo:margin-bottom="0.254cm" style:contextual-spacing="false" fo:line-height="115%" fo:orphans="2" fo:widows="2" fo:padding="0cm" fo:border="none"/>
    </style:style>
    <style:style style:name="P46" style:family="paragraph" style:parent-style-name="Text_20_body" style:list-style-name="L19">
      <style:paragraph-properties fo:margin-top="0.101cm" fo:margin-bottom="0.101cm" style:contextual-spacing="false" fo:line-height="115%" fo:orphans="2" fo:widows="2" fo:padding="0cm" fo:border="none"/>
    </style:style>
    <style:style style:name="P47" style:family="paragraph" style:parent-style-name="Text_20_body">
      <style:paragraph-properties fo:margin-top="0cm" fo:margin-bottom="0.254cm" style:contextual-spacing="false" fo:line-height="115%" fo:orphans="2" fo:widows="2" fo:padding="0cm" fo:border="none"/>
      <style:text-properties officeooo:paragraph-rsid="0012422a"/>
    </style:style>
    <style:style style:name="T1" style:family="text">
      <style:text-properties fo:font-variant="normal" fo:text-transform="none" fo:color="#0a0a0a" loext:opacity="100%" fo:letter-spacing="normal" fo:font-style="normal"/>
    </style:style>
    <style:style style:name="T2" style:family="text">
      <style:text-properties fo:font-variant="normal" fo:text-transform="none" fo:color="#0a0a0a" loext:opacity="100%" fo:letter-spacing="normal" fo:font-style="normal" fo:font-weight="normal"/>
    </style:style>
    <style:style style:name="T3" style:family="text">
      <style:text-properties fo:font-variant="normal" fo:text-transform="none" fo:color="#0a0a0a" loext:opacity="100%" fo:letter-spacing="normal" fo:font-style="normal" fo:font-weight="normal" officeooo:rsid="000c45db"/>
    </style:style>
    <style:style style:name="T4" style:family="text">
      <style:text-properties fo:font-variant="normal" fo:text-transform="none" fo:color="#0a0a0a" loext:opacity="100%" style:font-name="Liberation Serif" fo:letter-spacing="normal" fo:font-style="normal" fo:font-weight="bold"/>
    </style:style>
    <style:style style:name="T5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10452c" style:font-size-asian="12pt" style:font-size-complex="12pt"/>
    </style:style>
    <style:style style:name="T7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a0a0a" loext:opacity="100%" style:font-name="Liberation Serif" fo:font-size="12pt" fo:letter-spacing="normal" fo:font-style="normal" fo:font-weight="normal" officeooo:rsid="000c45db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10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0cd4d6" style:font-size-asian="12pt" style:font-size-complex="12pt"/>
    </style:style>
    <style:style style:name="T11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0452c" style:font-size-asian="12pt" style:font-size-complex="12pt"/>
    </style:style>
    <style:style style:name="T12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12422a" style:font-size-asian="12pt" style:font-size-complex="12pt"/>
    </style:style>
    <style:style style:name="T13" style:family="text">
      <style:text-properties fo:font-variant="normal" fo:text-transform="none" fo:color="#0a0a0a" loext:opacity="100%" style:font-name="Liberation Serif" fo:font-size="12pt" fo:letter-spacing="normal" fo:font-style="italic" fo:font-weight="normal" style:font-size-asian="12pt" style:font-size-complex="12pt"/>
    </style:style>
    <style:style style:name="T14" style:family="text">
      <style:text-properties fo:font-variant="normal" fo:text-transform="none" fo:color="#0a0a0a" loext:opacity="100%" style:font-name="Liberation Serif" fo:font-size="20pt" fo:letter-spacing="normal" fo:font-style="normal" fo:font-weight="normal" style:font-size-asian="20pt" style:font-size-complex="20pt"/>
    </style:style>
    <style:style style:name="T15" style:family="text">
      <style:text-properties fo:font-variant="normal" fo:text-transform="none" fo:color="#0a0a0a" loext:opacity="100%" style:font-name="Liberation Serif" fo:font-size="20pt" fo:letter-spacing="normal" fo:font-style="normal" style:font-size-asian="20pt" style:font-size-complex="20pt"/>
    </style:style>
    <style:style style:name="T16" style:family="text">
      <style:text-properties fo:font-variant="normal" fo:text-transform="none" fo:color="#0a0a0a" loext:opacity="100%" style:font-name="Lib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fo:color="#0a0a0a" loext:opacity="100%" style:font-name="Liberation Serif" fo:font-size="20pt" fo:letter-spacing="normal" fo:font-style="normal" fo:font-weight="bold" style:font-size-asian="20pt" style:font-size-complex="20pt"/>
    </style:style>
    <style:style style:name="T18" style:family="text">
      <style:text-properties fo:font-variant="normal" fo:text-transform="none" fo:color="#0a0a0a" loext:opacity="100%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fo:color="#0a0a0a" loext:opacity="100%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20" style:family="text">
      <style:text-properties fo:font-variant="normal" fo:text-transform="none" fo:color="#0a0a0a" loext:opacity="100%" style:font-name="Liberation Serif" fo:font-size="15pt" fo:letter-spacing="normal" fo:font-style="normal" fo:font-weight="bold" style:font-size-asian="15pt" style:font-size-complex="15pt"/>
    </style:style>
    <style:style style:name="T21" style:family="text">
      <style:text-properties fo:color="#0a0a0a" loext:opacity="100%" style:font-name="Liberation Serif" fo:font-size="12pt" fo:font-weight="bold" style:font-size-asian="12pt" style:font-size-complex="12pt"/>
    </style:style>
    <style:style style:name="T22" style:family="text">
      <style:text-properties fo:color="#0a0a0a" loext:opacity="100%" style:font-name="Liberation Serif" fo:font-size="12pt" style:font-size-asian="12pt" style:font-size-complex="12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0452c" style:font-weight-asian="bold" style:font-weight-complex="bold"/>
    </style:style>
    <style:style style:name="T25" style:family="text">
      <style:text-properties officeooo:rsid="0010452c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size="15pt" fo:font-weight="bold" officeooo:rsid="0010452c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6.3 Preparación de las actividades de auditoría</text:p>
      <text:p text:style-name="P14"><text:span text:style-name="Strong_20_Emphasis"><text:span text:style-name="T16">6.3.1 Realización de la revisión de la información documentada</text:span></text:span></text:p>
      <text:p text:style-name="P5">En esta etapa, el equipo auditor debe revisar la documentación pertinente del sistema de gestión para:</text:p>
      <text:list xml:id="list1314655903" text:style-name="L2">
        <text:list-item>
          <text:p text:style-name="P33"><text:span text:style-name="Strong_20_Emphasis"><text:span text:style-name="T9">Comprender las operaciones </text:span></text:span><text:span text:style-name="T5">del auditado y preparar las actividades.</text:span></text:p>
        </text:list-item>
        <text:list-item>
          <text:p text:style-name="P33"><text:span text:style-name="Strong_20_Emphasis"><text:span text:style-name="T9">Determinar la conformidad </text:span></text:span><text:span text:style-name="T5">preliminar de la documentación con los criterios de auditoría.</text:span></text:p>
        </text:list-item>
        <text:list-item>
          <text:p text:style-name="P23"><text:span text:style-name="T23">Detectar posibles vacíos </text:span>o áreas que requieran mayor atención durante la ejecución.</text:p>
        </text:list-item>
      </text:list>
      <text:p text:style-name="P14"><text:span text:style-name="Strong_20_Emphasis"><text:span text:style-name="T16">6.3.2 Planificación de la auditoría</text:span></text:span></text:p>
      <text:p text:style-name="P16"><text:span text:style-name="T26">El apartado </text:span><text:span text:style-name="Strong_20_Emphasis"><text:span text:style-name="T5">6.3.2 Planificación de la auditoría </text:span></text:span><text:span text:style-name="T5">es el "mapa de ruta" para que el equipo auditor no pierda el rumbo.</text:span></text:p>
      <text:p text:style-name="P7">6.3.2.1 Enfoque basado en riesgos para la planificación</text:p>
      <text:p text:style-name="P15"><text:span text:style-name="T5">El líder del equipo auditor debe diseñar el plan considerando los </text:span><text:span text:style-name="Strong_20_Emphasis"><text:span text:style-name="T7">riesgos</text:span></text:span><text:span text:style-name="Strong_20_Emphasis"><text:span text:style-name="T9"> </text:span></text:span><text:span text:style-name="T5">que las actividades de auditoría podrían generar en los procesos del auditado:</text:span></text:p>
      <text:list xml:id="list1812791140" text:style-name="L6">
        <text:list-item>
          <text:p text:style-name="P31"><text:span text:style-name="T3">La composición del equipo auditor</text:span><text:span text:style-name="T2">.</text:span></text:p>
        </text:list-item>
        <text:list-item>
          <text:p text:style-name="P30"><text:span text:style-name="T2">Las técnicas de muestreo apropiadas</text:span></text:p>
        </text:list-item>
        <text:list-item>
          <text:p text:style-name="P34"><text:span text:style-name="Strong_20_Emphasis"><text:span text:style-name="T8">Los r</text:span></text:span><text:span text:style-name="Strong_20_Emphasis"><text:span text:style-name="T7">iesgos para el </text:span></text:span><text:span text:style-name="Strong_20_Emphasis"><text:span text:style-name="T8">logro de los</text:span></text:span><text:span text:style-name="Strong_20_Emphasis"><text:span text:style-name="T7"> objetivo</text:span></text:span><text:span text:style-name="Strong_20_Emphasis"><text:span text:style-name="T8">s</text:span></text:span><text:span text:style-name="Strong_20_Emphasis"><text:span text:style-name="T7">:</text:span></text:span><text:span text:style-name="Strong_20_Emphasis"><text:span text:style-name="T9"> </text:span></text:span><text:span text:style-name="T5">Asegurar que si hay procesos complejos, se asigne tiempo suficiente para no comprometer la calidad de la evidencia.</text:span></text:p>
        </text:list-item>
        <text:list-item>
          <text:p text:style-name="P35"><text:span text:style-name="Strong_20_Emphasis"><text:span text:style-name="T8">Los r</text:span></text:span><text:span text:style-name="T5">iesgos físicos para los auditores en planta.</text:span></text:p>
        </text:list-item>
      </text:list>
      <text:p text:style-name="P2"><text:span text:style-name="T2"/></text:p>
      <text:p text:style-name="P29"><text:span text:style-name="T19">Ejemplos de riesgos en ISO 22000:</text:span></text:p>
      <text:list text:style-name="L12">
        <text:list-item>
          <text:p text:style-name="P36"><text:span text:style-name="Strong_20_Emphasis"><text:span text:style-name="T9">Contaminación </text:span></text:span><text:span text:style-name="Strong_20_Emphasis"><text:span text:style-name="T12">c</text:span></text:span><text:span text:style-name="Strong_20_Emphasis"><text:span text:style-name="T9">ruzada: </text:span></text:span><text:span text:style-name="T5">El auditor no debe planificar visitas consecutivas de una "zona sucia" (recepción de materias primas) a una "zona limpia" (envasado) sin protocolos de higienización.</text:span></text:p>
        </text:list-item>
        <text:list-item>
          <text:p text:style-name="P37"><text:span text:style-name="Strong_20_Emphasis"><text:span text:style-name="T9">Interrupción de PCC: </text:span></text:span><text:span text:style-name="T5">No se debe planificar una entrevista larga con el operario justo cuando está realizando un monitoreo crítico de un </text:span><text:span text:style-name="Strong_20_Emphasis"><text:span text:style-name="T9">Punto Crítico de Control (PCC)</text:span></text:span><text:span text:style-name="T5">, como la medición de temperatura en un proceso de cocción.</text:span></text:p>
        </text:list-item>
      </text:list>
      <text:p text:style-name="P47"><text:span text:style-name="T5"/></text:p>
      <text:p text:style-name="P47"><text:span text:style-name="T18">6.3.2.2 Detalles de la planificación de la auditoría</text:span></text:p>
      <text:p text:style-name="P38"><text:span text:style-name="T5">Este subapartado define qué debe contener obligatoriamente el </text:span><text:span text:style-name="Strong_20_Emphasis"><text:span text:style-name="T12">p</text:span></text:span><text:span text:style-name="Strong_20_Emphasis"><text:span text:style-name="T9">lan de </text:span></text:span><text:span text:style-name="Strong_20_Emphasis"><text:span text:style-name="T12">a</text:span></text:span><text:span text:style-name="Strong_20_Emphasis"><text:span text:style-name="T9">uditoría</text:span></text:span><text:span text:style-name="T5">:</text:span></text:p>
      <text:list xml:id="list751858197" text:style-name="L8">
        <text:list-item>
          <text:p text:style-name="P39"><text:span text:style-name="Strong_20_Emphasis"><text:span text:style-name="T9">Objetivos de la auditoría: </text:span></text:span><text:span text:style-name="T5">¿Qué queremos lograr? (Ej: evaluar conformidad, eficacia o mejora).</text:span></text:p>
        </text:list-item>
        <text:list-item>
          <text:p text:style-name="P39"><text:span text:style-name="Strong_20_Emphasis"><text:span text:style-name="T9">Alcance: </text:span></text:span><text:span text:style-name="T5">Límites físicos y virtuales, unidades organizativas y procesos a auditar.</text:span></text:p>
        </text:list-item>
        <text:list-item>
          <text:p text:style-name="P39"><text:soft-page-break/><text:span text:style-name="Strong_20_Emphasis"><text:span text:style-name="T9">Criterios de auditoría: </text:span></text:span><text:span text:style-name="T5">Normas, políticas o requisitos legales contra los que compararemos la evidencia.</text:span></text:p>
        </text:list-item>
        <text:list-item>
          <text:p text:style-name="P39"><text:span text:style-name="Strong_20_Emphasis"><text:span text:style-name="T9">Ubicación y cronograma: </text:span></text:span><text:span text:style-name="T5">Fechas, horas y lugares (incluyendo auditorías remotas) de las actividades.</text:span></text:p>
        </text:list-item>
        <text:list-item>
          <text:p text:style-name="P39"><text:span text:style-name="Strong_20_Emphasis"><text:span text:style-name="T9">Métodos de auditoría: </text:span></text:span><text:span text:style-name="T5">Entrevistas, observación, revisión documental o muestreo.</text:span></text:p>
        </text:list-item>
        <text:list-item>
          <text:p text:style-name="P39"><text:span text:style-name="Strong_20_Emphasis"><text:span text:style-name="T9">Roles y responsabilidades: </text:span></text:span><text:span text:style-name="T5">Quién audita qué, incluyendo guías u observadores.</text:span></text:p>
        </text:list-item>
        <text:list-item>
          <text:p text:style-name="P39"><text:span text:style-name="Strong_20_Emphasis"><text:span text:style-name="T9">Asignación de recursos: </text:span></text:span><text:span text:style-name="T5">Áreas de alto riesgo requieren más tiempo o especialistas técnicos.</text:span></text:p>
        </text:list-item>
      </text:list>
      <text:p text:style-name="P38"><text:span text:style-name="Strong_20_Emphasis"><text:span text:style-name="T20">Puntos clave:</text:span></text:span></text:p>
      <text:list xml:id="list2306561211" text:style-name="L7">
        <text:list-item>
          <text:p text:style-name="P40"><text:span text:style-name="Strong_20_Emphasis"><text:span text:style-name="T9">Flexibilidad: </text:span></text:span><text:span text:style-name="T5">El plan no es inamovible; debe poder ajustarse si surgen hallazgos inesperados durante la ejecución.</text:span></text:p>
        </text:list-item>
        <text:list-item>
          <text:p text:style-name="P40"><text:span text:style-name="Strong_20_Emphasis"><text:span text:style-name="T9">Acuerdo previo: </text:span></text:span><text:span text:style-name="T5">El plan debe ser presentado y acordado con el auditado antes de comenzar las actividades en campo.</text:span></text:p>
        </text:list-item>
      </text:list>
      <text:p text:style-name="P12"/>
      <text:p text:style-name="P11">La planificación de la auditoría debería tener en cuenta:</text:p>
      <text:list xml:id="list2631922118" text:style-name="L13">
        <text:list-item>
          <text:p text:style-name="P28"><text:span text:style-name="Strong_20_Emphasis"><text:span text:style-name="T9">Logística y </text:span></text:span><text:span text:style-name="Strong_20_Emphasis"><text:span text:style-name="T10">c</text:span></text:span><text:span text:style-name="Strong_20_Emphasis"><text:span text:style-name="T9">omunicación: </text:span></text:span><text:span text:style-name="T5">Identificar interlocutores clave, definir el idioma de trabajo/informe y organizar los preparativos técnicos y de seguridad según la ubicación.</text:span></text:p>
        </text:list-item>
        <text:list-item>
          <text:p text:style-name="P41"><text:span text:style-name="Strong_20_Emphasis"><text:span text:style-name="T9">Gestión de </text:span></text:span><text:span text:style-name="Strong_20_Emphasis"><text:span text:style-name="T10">r</text:span></text:span><text:span text:style-name="Strong_20_Emphasis"><text:span text:style-name="T9">iesgos y </text:span></text:span><text:span text:style-name="Strong_20_Emphasis"><text:span text:style-name="T10">o</text:span></text:span><text:span text:style-name="Strong_20_Emphasis"><text:span text:style-name="T9">portunidades: </text:span></text:span><text:span text:style-name="T5">Establecer acciones para mitigar amenazas que impidan cumplir los objetivos de la auditoría y aprovechar las oportunidades de mejora detectadas.</text:span></text:p>
        </text:list-item>
        <text:list-item>
          <text:p text:style-name="P41"><text:span text:style-name="Strong_20_Emphasis"><text:span text:style-name="T9">Seguridad y </text:span></text:span><text:span text:style-name="Strong_20_Emphasis"><text:span text:style-name="T10">c</text:span></text:span><text:span text:style-name="Strong_20_Emphasis"><text:span text:style-name="T9">onfidencialidad: </text:span></text:span><text:span text:style-name="T5">Garantizar protocolos claros para el manejo de información sensible y protección de datos.</text:span></text:p>
        </text:list-item>
        <text:list-item>
          <text:p text:style-name="P41"><text:span text:style-name="Strong_20_Emphasis"><text:span text:style-name="T9">Continuidad y </text:span></text:span><text:span text:style-name="Strong_20_Emphasis"><text:span text:style-name="T10">s</text:span></text:span><text:span text:style-name="Strong_20_Emphasis"><text:span text:style-name="T9">eguimiento: </text:span></text:span><text:span text:style-name="T5">Integrar las "lecciones aprendidas" de auditorías previas y definir las actividades que se realizarán tras el cierre (seguimiento de no conformidades).</text:span></text:p>
        </text:list-item>
        <text:list-item>
          <text:p text:style-name="P41"><text:span text:style-name="Strong_20_Emphasis"><text:span text:style-name="T9">Coordinación </text:span></text:span><text:span text:style-name="Strong_20_Emphasis"><text:span text:style-name="T10">i</text:span></text:span><text:span text:style-name="Strong_20_Emphasis"><text:span text:style-name="T9">nstitucional: </text:span></text:span><text:span text:style-name="T5">En auditorías conjuntas, asegurar la armonía entre equipos para no duplicar esfuerzos.</text:span></text:p>
        </text:list-item>
        <text:list-item>
          <text:p text:style-name="P41"><text:span text:style-name="Strong_20_Emphasis"><text:span text:style-name="T9">Validación del </text:span></text:span><text:span text:style-name="Strong_20_Emphasis"><text:span text:style-name="T10">p</text:span></text:span><text:span text:style-name="Strong_20_Emphasis"><text:span text:style-name="T9">lan: </text:span></text:span><text:span text:style-name="T5">El plan </text:span><text:span text:style-name="Strong_20_Emphasis"><text:span text:style-name="T9">debe ser presentado y consensuado </text:span></text:span><text:span text:style-name="T5">con el auditado; cualquier conflicto debe resolverse entre el líder auditor y los responsables del programa antes de iniciar.</text:span></text:p>
        </text:list-item>
      </text:list>
      <text:p text:style-name="P8"><text:span text:style-name="Strong_20_Emphasis"><text:span text:style-name="T17">6.3.3 Asignación de las tareas al equipo auditor</text:span></text:span></text:p>
      <text:p text:style-name="P6">El líder del equipo debe asignar a cada miembro la responsabilidad de auditar procesos, funciones o lugares específicos.</text:p>
      <text:list text:style-name="L16">
        <text:list-item>
          <text:p text:style-name="P42"><text:span text:style-name="T5">Estas asignaciones deben basarse en la </text:span><text:span text:style-name="Strong_20_Emphasis"><text:span text:style-name="T9">competencia del auditor </text:span></text:span><text:span text:style-name="T5">y el uso eficaz de los recursos.</text:span></text:p>
        </text:list-item>
        <text:list-item>
          <text:p text:style-name="P32"><text:span text:style-name="T2">Se pueden realizar cambios en las tareas a medida que avanza la auditoría para asegurar el cumplimiento de los objetivos.</text:span></text:p>
        </text:list-item>
      </text:list>
      <text:p text:style-name="P43"><text:soft-page-break/><text:span text:style-name="Strong_20_Emphasis"><text:span text:style-name="T17">6.3.4 Preparación de la información documentada para la auditoría</text:span></text:span></text:p>
      <text:p text:style-name="P25">Los auditores deben preparar los documentos de trabajo necesarios para el registro de evidencias.</text:p>
      <text:p text:style-name="P25">Los ejemplos más comunes son:</text:p>
      <text:list text:style-name="L17">
        <text:list-item>
          <text:p text:style-name="P44"><text:span text:style-name="Strong_20_Emphasis"><text:span text:style-name="T9">Listas de verificación </text:span></text:span><text:span text:style-name="T5">(checklists) físicas o digitales.</text:span></text:p>
        </text:list-item>
        <text:list-item>
          <text:p text:style-name="P44"><text:span text:style-name="T5">Planes de </text:span><text:span text:style-name="Strong_20_Emphasis"><text:span text:style-name="T9">muestreo </text:span></text:span><text:span text:style-name="T5">de auditoría.</text:span></text:p>
        </text:list-item>
        <text:list-item>
          <text:p text:style-name="P24"><text:span text:style-name="T23">Formularios</text:span> para el registro de hallazgos y reuniones.</text:p>
        </text:list-item>
        <text:list-item>
          <text:p text:style-name="P26">Información audiovisual.</text:p>
        </text:list-item>
      </text:list>
      <text:p text:style-name="P1"/>
      <text:p text:style-name="P3"><text:span text:style-name="T28">Ejemplo de l</text:span><text:span text:style-name="T27">ista de </text:span><text:span text:style-name="T28">v</text:span><text:span text:style-name="T27">erificación:</text:span></text:p>
      <text:p text:style-name="P4">Inocuidad y <text:span text:style-name="T25">b</text:span>uenas <text:span text:style-name="T25">p</text:span>rácticas (BPM)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2">Elemento a Evaluar</text:p>
          </table:table-cell>
          <table:table-cell table:style-name="Tabla1.A1" office:value-type="string">
            <text:p text:style-name="P22">Evidencia Objetiva / Qué observar</text:p>
          </table:table-cell>
          <table:table-cell table:style-name="Tabla1.A1" office:value-type="string">
            <text:p text:style-name="P22">Conforme (S/N)</text:p>
          </table:table-cell>
          <table:table-cell table:style-name="Tabla1.D1" office:value-type="string">
            <text:p text:style-name="P22">Hallazgos / Notas</text:p>
          </table:table-cell>
        </table:table-row>
        <table:table-row>
          <table:table-cell table:style-name="Tabla1.A2" office:value-type="string">
            <text:p text:style-name="P20"><text:span text:style-name="Strong_20_Emphasis"><text:span text:style-name="T21">Higiene del Personal</text:span></text:span></text:p>
          </table:table-cell>
          <table:table-cell table:style-name="Tabla1.B2" office:value-type="string">
            <text:p text:style-name="P17">¿El personal viste ropa clara, sin botones externos, ni joyas/relojes? ¿Uso de cubrepelo eficaz?</text:p>
          </table:table-cell>
          <table:table-cell table:style-name="Tabla1.C2" office:value-type="string">
            <text:p text:style-name="P19"/>
          </table:table-cell>
          <table:table-cell table:style-name="Tabla1.D2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20"><text:span text:style-name="Strong_20_Emphasis"><text:span text:style-name="T21">Control de PCC (Calor/Frío)</text:span></text:span></text:p>
          </table:table-cell>
          <table:table-cell table:style-name="Tabla1.B3" office:value-type="string">
            <text:p text:style-name="P21"><text:span text:style-name="T22">Verificar registros de temperatura en tiempo real. ¿Coinciden con los límites críticos del </text:span><text:span text:style-name="Strong_20_Emphasis"><text:span text:style-name="T21">Plan HACCP</text:span></text:span><text:span text:style-name="T22">?</text:span></text:p>
          </table:table-cell>
          <table:table-cell table:style-name="Tabla1.C3" office:value-type="string">
            <text:p text:style-name="P19"/>
          </table:table-cell>
          <table:table-cell table:style-name="Tabla1.D3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20"><text:span text:style-name="Strong_20_Emphasis"><text:span text:style-name="T21">Gestión de Alérgenos</text:span></text:span></text:p>
          </table:table-cell>
          <table:table-cell table:style-name="Tabla1.B4" office:value-type="string">
            <text:p text:style-name="P17">¿Están identificados y segregados los ingredientes alérgenos (ej. frutos secos) para evitar contacto cruzado?</text:p>
          </table:table-cell>
          <table:table-cell table:style-name="Tabla1.C4" office:value-type="string">
            <text:p text:style-name="P19"/>
          </table:table-cell>
          <table:table-cell table:style-name="Tabla1.D4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20"><text:span text:style-name="Strong_20_Emphasis"><text:span text:style-name="T21">Limpieza y Desinfección</text:span></text:span></text:p>
          </table:table-cell>
          <table:table-cell table:style-name="Tabla1.B5" office:value-type="string">
            <text:p text:style-name="P17">¿Hay residuos de materia orgánica en equipos "limpios"? Verificar registros de validación (LST/ATP).</text:p>
          </table:table-cell>
          <table:table-cell table:style-name="Tabla1.C5" office:value-type="string">
            <text:p text:style-name="P19"/>
          </table:table-cell>
          <table:table-cell table:style-name="Tabla1.D5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20"><text:span text:style-name="Strong_20_Emphasis"><text:span text:style-name="T21">Control de Plagas</text:span></text:span></text:p>
          </table:table-cell>
          <table:table-cell table:style-name="Tabla1.B6" office:value-type="string">
            <text:p text:style-name="P17">Revisión de ubicación de trampas según plano y ausencia de indicios (excrementos, manchas).</text:p>
          </table:table-cell>
          <table:table-cell table:style-name="Tabla1.C6" office:value-type="string">
            <text:p text:style-name="P19"/>
          </table:table-cell>
          <table:table-cell table:style-name="Tabla1.D6" office:value-type="string">
            <text:p text:style-name="P19"/>
          </table:table-cell>
        </table:table-row>
        <table:table-row>
          <table:table-cell table:style-name="Tabla1.A2" office:value-type="string">
            <text:p text:style-name="P20"><text:span text:style-name="Strong_20_Emphasis"><text:span text:style-name="T21">Trazabilidad</text:span></text:span></text:p>
          </table:table-cell>
          <table:table-cell table:style-name="Tabla1.B7" office:value-type="string">
            <text:p text:style-name="P18">Elegir un lote al azar: ¿Se puede rastrear hacia atrás (proveedor) y hacia adelante (cliente) en &lt; 4h?</text:p>
          </table:table-cell>
          <table:table-cell table:style-name="Tabla1.C7" office:value-type="string">
            <text:p text:style-name="P19"/>
          </table:table-cell>
          <table:table-cell table:style-name="Tabla1.D7" office:value-type="string">
            <text:p text:style-name="P19"/>
          </table:table-cell>
        </table:table-row>
      </table:table>
      <text:p text:style-name="P27">Cómo usar la lista:</text:p>
      <text:list xml:id="list818178765" text:style-name="L19">
        <text:list-item>
          <text:p text:style-name="P46"><text:span text:style-name="Strong_20_Emphasis"><text:span text:style-name="T9">Preguntas Abiertas:</text:span></text:span><text:span text:style-name="Strong_20_Emphasis"><text:span text:style-name="T5"> </text:span></text:span><text:span text:style-name="T6">L</text:span><text:span text:style-name="T5">a lista es una guía, no un interrogatorio de "sí/no". Deben usar frases como: </text:span><text:span text:style-name="Emphasis"><text:span text:style-name="T13">"Muéstreme cómo realiza el monitoreo de este filtro"</text:span></text:span><text:span text:style-name="T5">.</text:span></text:p>
        </text:list-item>
        <text:list-item>
          <text:p text:style-name="P45"><text:span text:style-name="Strong_20_Emphasis"><text:span text:style-name="T9">No es una </text:span></text:span><text:span text:style-name="Strong_20_Emphasis"><text:span text:style-name="T11">lista cerrada</text:span></text:span><text:span text:style-name="Strong_20_Emphasis"><text:span text:style-name="T9">: </text:span></text:span><text:span text:style-name="T5">Si el auditor ve algo grave que no está en la lista, </text:span><text:span text:style-name="Strong_20_Emphasis"><text:span text:style-name="T9">debe investigarlo igualmente</text:span></text:span><text:span text:style-name="T5">.</text:span></text:p>
        </text:list-item>
      </text:list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eration serif" svg:font-family="'Libeeratio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8T10:07:35.983000000</meta:creation-date>
    <dc:date>2026-01-28T11:22:33.459000000</dc:date>
    <meta:editing-duration>PT1H14M55S</meta:editing-duration>
    <meta:editing-cycles>7</meta:editing-cycles>
    <meta:generator>LibreOffice/7.5.0.3$Windows_X86_64 LibreOffice_project/c21113d003cd3efa8c53188764377a8272d9d6de</meta:generator>
    <meta:document-statistic meta:table-count="1" meta:image-count="0" meta:object-count="0" meta:page-count="3" meta:paragraph-count="68" meta:word-count="833" meta:character-count="5463" meta:non-whitespace-character-count="4730"/>
  </office:meta>
</office:document-meta>
</file>